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5.239cm" style:rel-column-width="2970*"/>
    </style:style>
    <style:style style:name="Tabela1.B" style:family="table-column">
      <style:table-column-properties style:column-width="11.774cm" style:rel-column-width="667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643cm" style:rel-column-width="2632*"/>
    </style:style>
    <style:style style:name="Tabela4.B" style:family="table-column">
      <style:table-column-properties style:column-width="12.358cm" style:rel-column-width="7006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5.749cm" style:rel-column-width="3259*"/>
    </style:style>
    <style:style style:name="Tabela5.B" style:family="table-column">
      <style:table-column-properties style:column-width="11.252cm" style:rel-column-width="6379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02cm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urier New" fo:font-size="10pt" style:text-underline-style="none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7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urier New" fo:font-size="13pt" style:text-underline-style="none" style:font-name-asian="Courier New" style:font-size-asian="13pt" style:font-name-complex="Courier New" style:font-size-complex="13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02cm solid #000000" style:text-autospace="none" style:join-border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T1" style:family="text">
      <style:text-properties fo:color="#000000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3f7f5f"/>
    </style:style>
    <style:style style:name="T4" style:family="text">
      <style:text-properties fo:color="#0000c0"/>
    </style:style>
    <style:style style:name="T5" style:family="text">
      <style:text-properties style:font-name="Consolas" fo:font-weight="bold" style:font-name-asian="Consolas" style:font-weight-asian="bold" style:font-name-complex="Consolas" style:font-weight-complex="bold"/>
    </style:style>
    <style:style style:name="T6" style:family="text">
      <style:text-properties style:font-name="Consolas" style:font-name-asian="Consolas" style:font-name-complex="Consolas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/>
    </style:style>
    <style:style style:name="T11" style:family="text">
      <style:text-properties style:font-style-asian="normal"/>
    </style:style>
    <style:style style:name="T12" style:family="text">
      <style:text-properties style:font-weight-asian="bold"/>
    </style:style>
    <style:style style:name="T13" style:family="text">
      <style:text-properties style:font-style-complex="normal"/>
    </style:style>
    <style:style style:name="T14" style:family="text">
      <style:text-properties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9">Resumo Capítulo 1</text:p>
      <text:p text:style-name="P4"/>
      <text:p text:style-name="P8">Convenções de código</text:p>
      <text:p text:style-name="P4">Classes e interfaces: iniciam com letra maiuscula.</text:p>
      <text:p text:style-name="P4">Identificadores legais começam com: uma letra, underscore (_) ou o cifrão ($)</text:p>
      <text:p text:style-name="P4"/>
      <text:p text:style-name="P4"/>
      <text:p text:style-name="P8">Declaração de classe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">[package]0..1</text:p>
            <text:p text:style-name="P4">[import]0..*</text:p>
            <text:p text:style-name="P4">[class]0..*</text:p>
            <text:p text:style-name="P4">[public class]0..1</text:p>
            <text:p text:style-name="P4">[class]0..*</text:p>
            <text:p text:style-name="P4"/>
          </table:table-cell>
          <table:table-cell table:style-name="Tabela4.B1" office:value-type="string">
            <text:p text:style-name="P4">- Se houver uma classe pública, o nome do arquivo deve ser o mesmo da classe pública.</text:p>
            <text:p text:style-name="P4"/>
            <text:p text:style-name="P4">- Só pode haver uma classe pública em um arquivo-fonte.</text:p>
          </table:table-cell>
        </table:table-row>
      </table:table>
      <text:p text:style-name="P4"/>
      <text:p text:style-name="P4"/>
      <text:p text:style-name="P8">Modificador Protected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package com.A;</text:p>
            <text:p text:style-name="P5"/>
            <text:p text:style-name="P5">public class C {</text:p>
            <text:p text:style-name="P5"><text:s text:c="2"/>protected int a = 1;</text:p>
            <text:p text:style-name="P5">}</text:p>
          </table:table-cell>
          <table:table-cell table:style-name="Tabela1.B1" office:value-type="string">
            <text:p text:style-name="P5">package com.C;</text:p>
            <text:p text:style-name="P5">import com.A.*;</text:p>
            <text:p text:style-name="P5"/>
            <text:p text:style-name="P5">public class D exteds C{</text:p>
            <text:p text:style-name="P5"><text:s text:c="2"/>a = 5 // válido (também seria se fosse mesmo pacote)</text:p>
            <text:p text:style-name="P5"/>
            <text:p text:style-name="P5"><text:s text:c="2"/>C c = new C();</text:p>
            <text:p text:style-name="P5"><text:s text:c="2"/>c.a = 4; // erro compilação</text:p>
            <text:p text:style-name="P5">}</text:p>
          </table:table-cell>
        </table:table-row>
      </table:table>
      <text:p text:style-name="P4"/>
      <text:p text:style-name="P4"/>
      <text:p text:style-name="P10">Enum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1"><text:span text:style-name="T7"><text:tab/>// Overriding de métodos</text:span></text:p>
            <text:p text:style-name="P11"><text:span text:style-name="T7"><text:tab/>enum Teste{</text:span></text:p>
            <text:p text:style-name="P11"><text:span text:style-name="T7"><text:tab/><text:tab/>// ...</text:span></text:p>
            <text:p text:style-name="P11"><text:span text:style-name="T7"><text:tab/><text:tab/>C</text:span>(3){</text:p>
            <text:p text:style-name="P11"><text:tab/><text:tab/><text:tab/><text:span text:style-name="T9">public</text:span> <text:span text:style-name="T9">int</text:span> getQ() { <text:span text:style-name="T9">return</text:span> 3; } // apenas para o enum de valor C</text:p>
            <text:p text:style-name="P11"><text:tab/><text:tab/>};</text:p>
            <text:p text:style-name="P11"><text:tab/><text:tab/><text:span text:style-name="T9">public</text:span> <text:span text:style-name="T9">int</text:span> getQ(){ <text:span text:style-name="T9">return</text:span> 2; }</text:p>
            <text:p text:style-name="P11"/>
            <text:p text:style-name="P11"><text:tab/><text:tab/>// lembrar do .values</text:p>
            <text:p text:style-name="P11"><text:span text:style-name="T7"><text:tab/>}</text:span></text:p>
            <text:p text:style-name="P11"><text:span text:style-name="T7"><text:tab/>// método values() retorna cada item do Enum</text:span></text:p>
            <text:p text:style-name="P11"><text:span text:style-name="T7"><text:tab/>for (Teste t : Teste.values()){ … }</text:span></text:p>
          </table:table-cell>
        </table:table-row>
      </table:table>
      <text:p text:style-name="P11"><text:span text:style-name="T7"/></text:p>
      <text:p text:style-name="P11"><text:span text:style-name="T7"/></text:p>
      <text:p text:style-name="P11"><text:span text:style-name="T7"/></text:p>
      <text:p text:style-name="P8">Interfaces</text:p>
      <text:p text:style-name="P4">- métodos: public e abstract. variáveis: public, static, final.</text:p>
      <text:p text:style-name="P4">- pode estender +1 interface, nunca 1 classe</text:p>
      <text:p text:style-name="P4">- são implicitamente abstract</text:p>
      <text:p text:style-name="P4">- métodos não podem ser static</text:p>
      <text:p text:style-name="P4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4"><draw:custom-shape text:anchor-type="paragraph" draw:z-index="0" draw:style-name="gr1" svg:width="0.299cm" svg:height="0.334cm" svg:x="1.997cm" svg:y="0.37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9">public</text:span> <text:span text:style-name="T9">abstract</text:span> algumaInteface{}</text:p>
            <text:p text:style-name="P4"><text:s text:c="11"/></text:p>
            <text:p text:style-name="P4"><text:s text:c="6"/>(opcional)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Modificadores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5">public class</text:p>
          </table:table-cell>
          <table:table-cell table:style-name="Tabela5.B1" office:value-type="string">
            <text:p text:style-name="P5">Classe vista por todos</text:p>
          </table:table-cell>
        </table:table-row>
        <table:table-row>
          <table:table-cell table:style-name="Tabela5.A2" office:value-type="string">
            <text:p text:style-name="P5">class</text:p>
          </table:table-cell>
          <table:table-cell table:style-name="Tabela5.B2" office:value-type="string">
            <text:p text:style-name="P5">(default) visível somente no pacote</text:p>
          </table:table-cell>
        </table:table-row>
        <table:table-row>
          <table:table-cell table:style-name="Tabela5.A2" office:value-type="string">
            <text:p text:style-name="P5">final class / final método</text:p>
          </table:table-cell>
          <table:table-cell table:style-name="Tabela5.B2" office:value-type="string">
            <text:p text:style-name="P5">Classe não pode ser estendida. </text:p>
            <text:p text:style-name="P5">Método não pode ser subscrito</text:p>
          </table:table-cell>
        </table:table-row>
        <table:table-row>
          <table:table-cell table:style-name="Tabela5.A2" office:value-type="string">
            <text:p text:style-name="P5">Argumento final</text:p>
          </table:table-cell>
          <table:table-cell table:style-name="Tabela5.B2" office:value-type="string">
            <text:p text:style-name="P5">Não pode se alterado no método</text:p>
          </table:table-cell>
        </table:table-row>
        <table:table-row>
          <table:table-cell table:style-name="Tabela5.A2" office:value-type="string">
            <text:p text:style-name="P5">Método abstract</text:p>
          </table:table-cell>
          <table:table-cell table:style-name="Tabela5.B2" office:value-type="string">
            <text:p text:style-name="P5">Só pode existir em método abstract</text:p>
          </table:table-cell>
        </table:table-row>
      </table:table>
      <text:p text:style-name="P4"/>
      <text:p text:style-name="P8">Inicialização</text:p>
      <text:p text:style-name="P8"/>
      <text:p text:style-name="P4">Tanto variáveis static como de instâncias são inicializadas com valor default.</text:p>
      <text:p text:style-name="P4"/>
      <text:p text:style-name="P8">Inicialização de arrays</text:p>
      <text:p text:style-name="P8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4"><text:span text:style-name="T9"><text:tab/><text:tab/>int</text:span> a[] = <text:span text:style-name="T9">new</text:span> <text:span text:style-name="T9">int</text:span>[3];</text:p>
            <text:p text:style-name="P4"><text:tab/><text:tab/><text:span text:style-name="T9">int</text:span> []b[] = <text:span text:style-name="T9">new</text:span> <text:span text:style-name="T9">int</text:span>[4][5];</text:p>
            <text:p text:style-name="P4"><text:tab/><text:tab/><text:span text:style-name="T9">int</text:span> c[] = {2,3,4};</text:p>
            <text:p text:style-name="P4"><text:tab/><text:tab/><text:span text:style-name="T9">int</text:span> []d[][] = <text:span text:style-name="T9">new</text:span> <text:span text:style-name="T9">int</text:span>[4][5][6];</text:p>
            <text:p text:style-name="P4"><text:tab/><text:tab/>d[3][4][5] = 4;</text:p>
            <text:p text:style-name="P4"><text:tab/><text:tab/></text:p>
            <text:p text:style-name="P4"><text:tab/><text:tab/>// inicialização anônima</text:p>
            <text:p text:style-name="P4"><text:tab/><text:tab/>// não é declarado o tamanho no new</text:p>
            <text:p text:style-name="P4"><text:tab/><text:tab/><text:span text:style-name="T9">int</text:span>[]e[] = <text:span text:style-name="T9">new</text:span> <text:span text:style-name="T9">int</text:span>[][]{ {1,2}, {56,9} };</text:p>
            <text:p text:style-name="P4"><text:tab/><text:tab/></text:p>
            <text:p text:style-name="P4"><text:tab/><text:tab/>// mesmo efeito da inicialização anônima</text:p>
            <text:p text:style-name="P4"><text:tab/><text:tab/><text:span text:style-name="T9">int</text:span>[]f[] = { {1,2}, {56,9} };</text:p>
            <text:p text:style-name="P4"><text:tab/><text:tab/></text:p>
            <text:p text:style-name="P4"><text:tab/><text:tab/>// compile mas gera ArrayIndexOutOfBoundsException</text:p>
            <text:p text:style-name="P4"><text:tab/><text:tab/>d[3][4][6] = 3;</text:p>
            <text:p text:style-name="P4"/>
          </table:table-cell>
        </table:table-row>
      </table:table>
      <text:p text:style-name="P8"/>
      <text:p text:style-name="P4"><text:tab/><text:tab/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29T23:47:50.63</meta:creation-date>
    <meta:print-date>2013-01-30T00:01:01.12</meta:print-date>
    <dc:date>2013-01-31T22:47:05.09</dc:date>
    <meta:editing-duration>PT00H47M04S</meta:editing-duration>
    <meta:editing-cycles>15</meta:editing-cycles>
    <meta:generator>OpenOffice.org/3.2$Win32 OpenOffice.org_project/320m18$Build-9502</meta:generator>
    <meta:document-statistic meta:table-count="6" meta:image-count="0" meta:object-count="0" meta:page-count="2" meta:paragraph-count="75" meta:word-count="310" meta:character-count="1873"/>
  </office:meta>
</office:document-meta>
</file>